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3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6838" calcext:value-type="float">
            <text:p>18.896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9852903226" calcext:value-type="float">
            <text:p>18.83398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07814193548" calcext:value-type="float">
            <text:p>18.64078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7429677419" calcext:value-type="float">
            <text:p>18.4437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12735483871" calcext:value-type="float">
            <text:p>18.301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11472" calcext:value-type="float">
            <text:p>18.22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5703225807" calcext:value-type="float">
            <text:p>18.2545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47965" calcext:value-type="float">
            <text:p>18.5647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49552" calcext:value-type="float">
            <text:p>19.22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0947096774" calcext:value-type="float">
            <text:p>19.5250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5664" calcext:value-type="float">
            <text:p>19.56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363" calcext:value-type="float">
            <text:p>19.6683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98860689655" calcext:value-type="float">
            <text:p>19.609886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3429677419" calcext:value-type="float">
            <text:p>19.4343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97047741936" calcext:value-type="float">
            <text:p>19.21970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8699354839" calcext:value-type="float">
            <text:p>19.0048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3589677419" calcext:value-type="float">
            <text:p>18.8003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9744" calcext:value-type="float">
            <text:p>18.64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88843870968" calcext:value-type="float">
            <text:p>18.6288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7425" calcext:value-type="float">
            <text:p>18.513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78856" calcext:value-type="float">
            <text:p>18.33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16670967742" calcext:value-type="float">
            <text:p>18.131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2504" calcext:value-type="float">
            <text:p>18.0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2542" calcext:value-type="float">
            <text:p>18.052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5774285714" calcext:value-type="float">
            <text:p>18.28157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24931612903" calcext:value-type="float">
            <text:p>18.79249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8722580645" calcext:value-type="float">
            <text:p>19.379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747825" calcext:value-type="float">
            <text:p>19.4474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6779354839" calcext:value-type="float">
            <text:p>19.3736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2072" calcext:value-type="float">
            <text:p>19.3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4833548387" calcext:value-type="float">
            <text:p>19.53748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28375" calcext:value-type="float">
            <text:p>19.7962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7208" calcext:value-type="float">
            <text:p>20.09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18317419355" calcext:value-type="float">
            <text:p>20.16183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28808" calcext:value-type="float">
            <text:p>20.10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9925" calcext:value-type="float">
            <text:p>20.0345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20051428571" calcext:value-type="float">
            <text:p>19.96200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33938064516" calcext:value-type="float">
            <text:p>19.8533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73558709677" calcext:value-type="float">
            <text:p>19.69735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70552258065" calcext:value-type="float">
            <text:p>19.62705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5050322581" calcext:value-type="float">
            <text:p>19.7355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90888" calcext:value-type="float">
            <text:p>19.98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98712258064" calcext:value-type="float">
            <text:p>20.05987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62235" calcext:value-type="float">
            <text:p>20.0762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78" calcext:value-type="float">
            <text:p>20.0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90962580645" calcext:value-type="float">
            <text:p>20.02909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7672" calcext:value-type="float">
            <text:p>19.87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83755" calcext:value-type="float">
            <text:p>19.7683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0650322581" calcext:value-type="float">
            <text:p>19.6440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99935483871" calcext:value-type="float">
            <text:p>19.489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68358709677" calcext:value-type="float">
            <text:p>19.34683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535525" calcext:value-type="float">
            <text:p>19.2253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7776" calcext:value-type="float">
            <text:p>19.25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77465" calcext:value-type="float">
            <text:p>19.3077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82418064516" calcext:value-type="float">
            <text:p>19.01824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10529032258" calcext:value-type="float">
            <text:p>18.8710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0776774194" calcext:value-type="float">
            <text:p>18.93407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00926451613" calcext:value-type="float">
            <text:p>18.9800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6200516129" calcext:value-type="float">
            <text:p>18.7862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06055" calcext:value-type="float">
            <text:p>18.5606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34736" calcext:value-type="float">
            <text:p>18.34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91396129032" calcext:value-type="float">
            <text:p>18.1391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61744" calcext:value-type="float">
            <text:p>17.95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2573793104" calcext:value-type="float">
            <text:p>17.772257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38830967742" calcext:value-type="float">
            <text:p>17.57388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44712" calcext:value-type="float">
            <text:p>17.38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377175" calcext:value-type="float">
            <text:p>17.2237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156" calcext:value-type="float">
            <text:p>17.12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13272258065" calcext:value-type="float">
            <text:p>17.23132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93397142857" calcext:value-type="float">
            <text:p>17.35933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9825" calcext:value-type="float">
            <text:p>17.385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1300645161" calcext:value-type="float">
            <text:p>17.1901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6052" calcext:value-type="float">
            <text:p>16.9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57411612903" calcext:value-type="float">
            <text:p>16.5857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9911483871" calcext:value-type="float">
            <text:p>16.3999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77775483871" calcext:value-type="float">
            <text:p>16.2377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25048" calcext:value-type="float">
            <text:p>16.33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002325" calcext:value-type="float">
            <text:p>16.9500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6552" calcext:value-type="float">
            <text:p>17.96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7189677419" calcext:value-type="float">
            <text:p>18.6327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78125714286" calcext:value-type="float">
            <text:p>18.74781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890225" calcext:value-type="float">
            <text:p>18.6489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0920516129" calcext:value-type="float">
            <text:p>18.45092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75048" calcext:value-type="float">
            <text:p>18.23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2397419355" calcext:value-type="float">
            <text:p>18.09223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1643870968" calcext:value-type="float">
            <text:p>18.2021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36387096774" calcext:value-type="float">
            <text:p>18.543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17698064516" calcext:value-type="float">
            <text:p>19.05176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4816" calcext:value-type="float">
            <text:p>19.29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165175" calcext:value-type="float">
            <text:p>19.3116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52672" calcext:value-type="float">
            <text:p>19.43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89868387097" calcext:value-type="float">
            <text:p>19.7189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91002857143" calcext:value-type="float">
            <text:p>19.68910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4053" calcext:value-type="float">
            <text:p>19.474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17695483871" calcext:value-type="float">
            <text:p>19.2217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07112" calcext:value-type="float">
            <text:p>19.05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9729032258" calcext:value-type="float">
            <text:p>18.992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7372903226" calcext:value-type="float">
            <text:p>19.13573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9076129032" calcext:value-type="float">
            <text:p>19.3309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79336774194" calcext:value-type="float">
            <text:p>20.06793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0568" calcext:value-type="float">
            <text:p>21.76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77032" calcext:value-type="float">
            <text:p>21.90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2090322581" calcext:value-type="float">
            <text:p>21.9392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7804137931" calcext:value-type="float">
            <text:p>21.93078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673425" calcext:value-type="float">
            <text:p>21.8767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520275" calcext:value-type="float">
            <text:p>21.8152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51491612903" calcext:value-type="float">
            <text:p>21.75514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489575" calcext:value-type="float">
            <text:p>21.6448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53287741935" calcext:value-type="float">
            <text:p>21.54532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589" calcext:value-type="float">
            <text:p>21.4765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0394" calcext:value-type="float">
            <text:p>21.440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1095483871" calcext:value-type="float">
            <text:p>21.301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246075" calcext:value-type="float">
            <text:p>21.2124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82211612903" calcext:value-type="float">
            <text:p>21.1882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50175" calcext:value-type="float">
            <text:p>21.1595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01782068966" calcext:value-type="float">
            <text:p>21.080178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64375" calcext:value-type="float">
            <text:p>21.026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09895" calcext:value-type="float">
            <text:p>20.8709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9726451613" calcext:value-type="float">
            <text:p>20.6869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875375" calcext:value-type="float">
            <text:p>20.5087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7956129032" calcext:value-type="float">
            <text:p>20.3397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44275" calcext:value-type="float">
            <text:p>20.184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07725" calcext:value-type="float">
            <text:p>20.0490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53254193548" calcext:value-type="float">
            <text:p>19.9453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981425" calcext:value-type="float">
            <text:p>19.84981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33938064516" calcext:value-type="float">
            <text:p>19.8533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46475" calcext:value-type="float">
            <text:p>20.1014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04253793103" calcext:value-type="float">
            <text:p>20.640425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14925" calcext:value-type="float">
            <text:p>21.0061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3966" calcext:value-type="float">
            <text:p>21.063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01821935484" calcext:value-type="float">
            <text:p>20.9501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6945" calcext:value-type="float">
            <text:p>20.7966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8616774194" calcext:value-type="float">
            <text:p>20.63486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894425" calcext:value-type="float">
            <text:p>20.5089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95045" calcext:value-type="float">
            <text:p>20.4195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4606451613" calcext:value-type="float">
            <text:p>20.400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35275" calcext:value-type="float">
            <text:p>20.603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6148" calcext:value-type="float">
            <text:p>20.99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45016" calcext:value-type="float">
            <text:p>21.23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026" calcext:value-type="float">
            <text:p>21.13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64829090909" calcext:value-type="float">
            <text:p>21.066482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36715" calcext:value-type="float">
            <text:p>20.9936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62030967742" calcext:value-type="float">
            <text:p>20.89620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403375" calcext:value-type="float">
            <text:p>20.8440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66541935484" calcext:value-type="float">
            <text:p>20.9166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7695" calcext:value-type="float">
            <text:p>21.0157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13325" calcext:value-type="float">
            <text:p>20.8781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61396129032" calcext:value-type="float">
            <text:p>20.8061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78475" calcext:value-type="float">
            <text:p>20.7567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26461935484" calcext:value-type="float">
            <text:p>20.8526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14625" calcext:value-type="float">
            <text:p>21.3631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68448" calcext:value-type="float">
            <text:p>21.84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566525" calcext:value-type="float">
            <text:p>21.7056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35485" calcext:value-type="float">
            <text:p>21.5335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23618064516" calcext:value-type="float">
            <text:p>21.5023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86258064516" calcext:value-type="float">
            <text:p>21.328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5016774194" calcext:value-type="float">
            <text:p>21.1835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0024" calcext:value-type="float">
            <text:p>21.0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893408" calcext:value-type="float">
            <text:p>19.878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36875" calcext:value-type="float">
            <text:p>19.71436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404925" calcext:value-type="float">
            <text:p>19.4440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4503225807" calcext:value-type="float">
            <text:p>19.1994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789575" calcext:value-type="float">
            <text:p>18.9778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15101935484" calcext:value-type="float">
            <text:p>18.62151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79911111111" calcext:value-type="float">
            <text:p>18.35799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21635" calcext:value-type="float">
            <text:p>18.0721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50221935484" calcext:value-type="float">
            <text:p>17.76502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40501818182" calcext:value-type="float">
            <text:p>17.304050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60565" calcext:value-type="float">
            <text:p>17.2160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8228965517" calcext:value-type="float">
            <text:p>17.330822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435825" calcext:value-type="float">
            <text:p>17.3443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73249032258" calcext:value-type="float">
            <text:p>17.23732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46647741936" calcext:value-type="float">
            <text:p>16.99466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757" calcext:value-type="float">
            <text:p>16.7247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65104516129" calcext:value-type="float">
            <text:p>16.5465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739525" calcext:value-type="float">
            <text:p>16.4973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045075" calcext:value-type="float">
            <text:p>16.5604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6572903226" calcext:value-type="float">
            <text:p>16.5906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829125" calcext:value-type="float">
            <text:p>16.8082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48028387097" calcext:value-type="float">
            <text:p>17.4848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6817" calcext:value-type="float">
            <text:p>17.9668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02289655172" calcext:value-type="float">
            <text:p>17.86022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57355" calcext:value-type="float">
            <text:p>17.6957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8103" calcext:value-type="float">
            <text:p>17.588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1623225807" calcext:value-type="float">
            <text:p>17.65716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9234285714" calcext:value-type="float">
            <text:p>18.00192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18441290323" calcext:value-type="float">
            <text:p>19.62184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014525" calcext:value-type="float">
            <text:p>19.4501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469725" calcext:value-type="float">
            <text:p>19.2946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2316" calcext:value-type="float">
            <text:p>19.29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69375" calcext:value-type="float">
            <text:p>18.8856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88668387097" calcext:value-type="float">
            <text:p>18.7588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0905" calcext:value-type="float">
            <text:p>18.670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07987096774" calcext:value-type="float">
            <text:p>18.6807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588175" calcext:value-type="float">
            <text:p>18.8658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62988387097" calcext:value-type="float">
            <text:p>18.7862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39705" calcext:value-type="float">
            <text:p>18.8139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29318709677" calcext:value-type="float">
            <text:p>19.35293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8849" calcext:value-type="float">
            <text:p>20.5088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08510344828" calcext:value-type="float">
            <text:p>21.26085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6678" calcext:value-type="float">
            <text:p>21.426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508625" calcext:value-type="float">
            <text:p>21.6450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38941935484" calcext:value-type="float">
            <text:p>21.693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70625" calcext:value-type="float">
            <text:p>21.6527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16098064516" calcext:value-type="float">
            <text:p>21.58160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97525" calcext:value-type="float">
            <text:p>21.5189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0394" calcext:value-type="float">
            <text:p>21.440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89091612903" calcext:value-type="float">
            <text:p>21.35890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86645" calcext:value-type="float">
            <text:p>21.3186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81008" calcext:value-type="float">
            <text:p>21.22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4212" calcext:value-type="float">
            <text:p>21.25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73616" calcext:value-type="float">
            <text:p>21.25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14374285714" calcext:value-type="float">
            <text:p>20.97143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71228387097" calcext:value-type="float">
            <text:p>20.80712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354" calcext:value-type="float">
            <text:p>20.70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27777777778" calcext:value-type="float">
            <text:p>20.67277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002825" calcext:value-type="float">
            <text:p>20.8000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50097777778" calcext:value-type="float">
            <text:p>21.005009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6812903226" calcext:value-type="float">
            <text:p>20.973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0397419355" calcext:value-type="float">
            <text:p>21.06403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9905" calcext:value-type="float">
            <text:p>21.2599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46499310345" calcext:value-type="float">
            <text:p>21.254649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635975" calcext:value-type="float">
            <text:p>21.1663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91325" calcext:value-type="float">
            <text:p>21.0229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34095483871" calcext:value-type="float">
            <text:p>20.9134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222144" calcext:value-type="float">
            <text:p>20.852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2183483871" calcext:value-type="float">
            <text:p>20.86218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547" calcext:value-type="float">
            <text:p>20.7595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72041290323" calcext:value-type="float">
            <text:p>20.5972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446" calcext:value-type="float">
            <text:p>20.44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091825" calcext:value-type="float">
            <text:p>20.3009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02758709677" calcext:value-type="float">
            <text:p>20.20027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270925" calcext:value-type="float">
            <text:p>20.1527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96984" calcext:value-type="float">
            <text:p>19.98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9368421053" calcext:value-type="float">
            <text:p>19.787936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786" calcext:value-type="float">
            <text:p>19.623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97507096774" calcext:value-type="float">
            <text:p>19.4397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98025" calcext:value-type="float">
            <text:p>19.2729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2353548387" calcext:value-type="float">
            <text:p>19.07723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39705" calcext:value-type="float">
            <text:p>18.8139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66429090909" calcext:value-type="float">
            <text:p>18.536642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5008" calcext:value-type="float">
            <text:p>18.2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77595" calcext:value-type="float">
            <text:p>17.8877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4684" calcext:value-type="float">
            <text:p>17.66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8104" calcext:value-type="float">
            <text:p>17.0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8068965517" calcext:value-type="float">
            <text:p>16.82180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107" calcext:value-type="float">
            <text:p>16.4771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258275" calcext:value-type="float">
            <text:p>16.0925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35272258065" calcext:value-type="float">
            <text:p>15.78352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07941818182" calcext:value-type="float">
            <text:p>15.890794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59616" calcext:value-type="float">
            <text:p>16.40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306525" calcext:value-type="float">
            <text:p>16.1430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40705" calcext:value-type="float">
            <text:p>15.8040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64369032258" calcext:value-type="float">
            <text:p>15.4664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91934545455" calcext:value-type="float">
            <text:p>15.229193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16024" calcext:value-type="float">
            <text:p>15.41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5178181818" calcext:value-type="float">
            <text:p>16.450517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95528275862" calcext:value-type="float">
            <text:p>17.889552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17414193548" calcext:value-type="float">
            <text:p>18.70174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039225" calcext:value-type="float">
            <text:p>19.1403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64256" calcext:value-type="float">
            <text:p>19.35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75819354839" calcext:value-type="float">
            <text:p>19.367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71772903226" calcext:value-type="float">
            <text:p>19.2271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8472727273" calcext:value-type="float">
            <text:p>19.17884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34180645161" calcext:value-type="float">
            <text:p>19.113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14459354839" calcext:value-type="float">
            <text:p>19.0414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1039" calcext:value-type="float">
            <text:p>18.9810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52921290323" calcext:value-type="float">
            <text:p>19.0152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125575" calcext:value-type="float">
            <text:p>19.1912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5832727273" calcext:value-type="float">
            <text:p>19.479583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8252903226" calcext:value-type="float">
            <text:p>19.4588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15865" calcext:value-type="float">
            <text:p>19.5515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4652903226" calcext:value-type="float">
            <text:p>20.00746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61230967742" calcext:value-type="float">
            <text:p>20.2561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60101818182" calcext:value-type="float">
            <text:p>20.286010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6036129032" calcext:value-type="float">
            <text:p>20.3276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0136774194" calcext:value-type="float">
            <text:p>20.32701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77725" calcext:value-type="float">
            <text:p>20.277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53767741935" calcext:value-type="float">
            <text:p>20.4053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055725" calcext:value-type="float">
            <text:p>20.4605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52096" calcext:value-type="float">
            <text:p>20.29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193975" calcext:value-type="float">
            <text:p>20.0919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181575" calcext:value-type="float">
            <text:p>19.8618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32784516129" calcext:value-type="float">
            <text:p>19.6432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2237" calcext:value-type="float">
            <text:p>19.4222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35798709677" calcext:value-type="float">
            <text:p>19.2035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74975" calcext:value-type="float">
            <text:p>18.9527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0243478261" calcext:value-type="float">
            <text:p>18.6650243478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62496" calcext:value-type="float">
            <text:p>18.45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3736774194" calcext:value-type="float">
            <text:p>18.25437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983225806" calcext:value-type="float">
            <text:p>18.13569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79625" calcext:value-type="float">
            <text:p>18.1817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77241739131" calcext:value-type="float">
            <text:p>18.26772417391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3505454546" calcext:value-type="float">
            <text:p>17.952350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7749677419" calcext:value-type="float">
            <text:p>17.93777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122225" calcext:value-type="float">
            <text:p>18.1612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5798" calcext:value-type="float">
            <text:p>18.195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0528" calcext:value-type="float">
            <text:p>18.05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0296516129" calcext:value-type="float">
            <text:p>18.0302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10655483871" calcext:value-type="float">
            <text:p>18.1610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45345454545" calcext:value-type="float">
            <text:p>18.15453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423072" calcext:value-type="float">
            <text:p>18.244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445" calcext:value-type="float">
            <text:p>18.800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7664" calcext:value-type="float">
            <text:p>19.26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4856774194" calcext:value-type="float">
            <text:p>19.53148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347525" calcext:value-type="float">
            <text:p>19.4234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92015483871" calcext:value-type="float">
            <text:p>19.2492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8857" calcext:value-type="float">
            <text:p>19.048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6972903226" calcext:value-type="float">
            <text:p>18.8156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2993" calcext:value-type="float">
            <text:p>18.6129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956704" calcext:value-type="float">
            <text:p>18.359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86" calcext:value-type="float">
            <text:p>18.0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13229090909" calcext:value-type="float">
            <text:p>17.881322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2856" calcext:value-type="float">
            <text:p>17.85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9103" calcext:value-type="float">
            <text:p>17.969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001525" calcext:value-type="float">
            <text:p>18.4100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3323636364" calcext:value-type="float">
            <text:p>18.303332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53766153846" calcext:value-type="float">
            <text:p>18.165376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9108" calcext:value-type="float">
            <text:p>18.00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96125714286" calcext:value-type="float">
            <text:p>17.90961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44058181818" calcext:value-type="float">
            <text:p>18.094405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76021818182" calcext:value-type="float">
            <text:p>18.037602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0134193548" calcext:value-type="float">
            <text:p>17.8300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5822" calcext:value-type="float">
            <text:p>17.625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819075" calcext:value-type="float">
            <text:p>17.5281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18165" calcext:value-type="float">
            <text:p>17.5818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6779354839" calcext:value-type="float">
            <text:p>17.4686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957075" calcext:value-type="float">
            <text:p>17.1395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2327272727" calcext:value-type="float">
            <text:p>16.76723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9482" calcext:value-type="float">
            <text:p>16.429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37695483871" calcext:value-type="float">
            <text:p>16.1737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5636129032" calcext:value-type="float">
            <text:p>16.1975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61490909091" calcext:value-type="float">
            <text:p>16.75614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6735" calcext:value-type="float">
            <text:p>17.5806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1048516129" calcext:value-type="float">
            <text:p>17.9510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96136470588" calcext:value-type="float">
            <text:p>18.289613647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190375" calcext:value-type="float">
            <text:p>19.0419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46728888889" calcext:value-type="float">
            <text:p>19.974672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73010526316" calcext:value-type="float">
            <text:p>20.917301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44835" calcext:value-type="float">
            <text:p>21.3944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6869565217" calcext:value-type="float">
            <text:p>21.3326869565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222" calcext:value-type="float">
            <text:p>21.207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12792727273" calcext:value-type="float">
            <text:p>21.111279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02975384615" calcext:value-type="float">
            <text:p>21.020297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9115" calcext:value-type="float">
            <text:p>20.859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68370909091" calcext:value-type="float">
            <text:p>20.736837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514425" calcext:value-type="float">
            <text:p>20.5851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72770909091" calcext:value-type="float">
            <text:p>20.447277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730875" calcext:value-type="float">
            <text:p>20.3773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4745454545" calcext:value-type="float">
            <text:p>20.59547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8728275862" calcext:value-type="float">
            <text:p>20.830872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0698181818" calcext:value-type="float">
            <text:p>20.994069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2648" calcext:value-type="float">
            <text:p>20.9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45396363636" calcext:value-type="float">
            <text:p>20.804539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33495" calcext:value-type="float">
            <text:p>20.7033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1719" calcext:value-type="float">
            <text:p>20.611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1544" calcext:value-type="float">
            <text:p>20.4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07" calcext:value-type="float">
            <text:p>20.37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82804705882" calcext:value-type="float">
            <text:p>20.218280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04611612903" calcext:value-type="float">
            <text:p>20.0604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90989090909" calcext:value-type="float">
            <text:p>19.899098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09232" calcext:value-type="float">
            <text:p>19.73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24087272727" calcext:value-type="float">
            <text:p>19.572408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5345454545" calcext:value-type="float">
            <text:p>19.42453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2627096774" calcext:value-type="float">
            <text:p>19.34526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04135" calcext:value-type="float">
            <text:p>19.3104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5509677419" calcext:value-type="float">
            <text:p>19.193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85075" calcext:value-type="float">
            <text:p>18.9988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748975" calcext:value-type="float">
            <text:p>18.7774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4970322581" calcext:value-type="float">
            <text:p>18.5284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390925" calcext:value-type="float">
            <text:p>18.3239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77455483871" calcext:value-type="float">
            <text:p>18.2677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0415" calcext:value-type="float">
            <text:p>18.560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31376" calcext:value-type="float">
            <text:p>18.70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733" calcext:value-type="float">
            <text:p>18.4377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9748" calcext:value-type="float">
            <text:p>18.04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75091612903" calcext:value-type="float">
            <text:p>17.77750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70475" calcext:value-type="float">
            <text:p>17.4497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4673548387" calcext:value-type="float">
            <text:p>17.12346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886275" calcext:value-type="float">
            <text:p>16.8088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0061" calcext:value-type="float">
            <text:p>16.4900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69331612903" calcext:value-type="float">
            <text:p>16.21693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334225" calcext:value-type="float">
            <text:p>16.0733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0952" calcext:value-type="float">
            <text:p>16.15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1122758621" calcext:value-type="float">
            <text:p>17.071112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40419310345" calcext:value-type="float">
            <text:p>17.914041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459" calcext:value-type="float">
            <text:p>18.5314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29115" calcext:value-type="float">
            <text:p>18.7229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8456516129" calcext:value-type="float">
            <text:p>18.5484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773" calcext:value-type="float">
            <text:p>18.376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1544" calcext:value-type="float">
            <text:p>17.9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3300645161" calcext:value-type="float">
            <text:p>17.6473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626075" calcext:value-type="float">
            <text:p>17.32626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42887741935" calcext:value-type="float">
            <text:p>17.03428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36877419355" calcext:value-type="float">
            <text:p>16.7236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823975" calcext:value-type="float">
            <text:p>17.1582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22833103448" calcext:value-type="float">
            <text:p>18.032283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06105" calcext:value-type="float">
            <text:p>18.6006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5967" calcext:value-type="float">
            <text:p>18.7859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89244444445" calcext:value-type="float">
            <text:p>18.628924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61016" calcext:value-type="float">
            <text:p>18.79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637425" calcext:value-type="float">
            <text:p>18.9963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78255483871" calcext:value-type="float">
            <text:p>18.9078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6766451613" calcext:value-type="float">
            <text:p>18.69967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5635" calcext:value-type="float">
            <text:p>18.415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2592516129" calcext:value-type="float">
            <text:p>18.1125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16008275862" calcext:value-type="float">
            <text:p>17.511600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32185806452" calcext:value-type="float">
            <text:p>17.1732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82704" calcext:value-type="float">
            <text:p>16.43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7537" calcext:value-type="float">
            <text:p>16.1075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47792" calcext:value-type="float">
            <text:p>15.78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275" calcext:value-type="float">
            <text:p>15.53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10915" calcext:value-type="float">
            <text:p>15.5910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28568" calcext:value-type="float">
            <text:p>15.59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94835" calcext:value-type="float">
            <text:p>15.6794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42779354839" calcext:value-type="float">
            <text:p>16.5542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57583448276" calcext:value-type="float">
            <text:p>17.615758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12893333333" calcext:value-type="float">
            <text:p>17.85128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7875" calcext:value-type="float">
            <text:p>17.730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68857142857" calcext:value-type="float">
            <text:p>17.5368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28123076923" calcext:value-type="float">
            <text:p>16.93281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29173333333" calcext:value-type="float">
            <text:p>16.65291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64699354839" calcext:value-type="float">
            <text:p>16.5664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03828571429" calcext:value-type="float">
            <text:p>16.6703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38765714286" calcext:value-type="float">
            <text:p>16.97387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44417777778" calcext:value-type="float">
            <text:p>17.984441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03411428572" calcext:value-type="float">
            <text:p>18.840341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92418064516" calcext:value-type="float">
            <text:p>19.39924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59974193548" calcext:value-type="float">
            <text:p>19.2259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08211612903" calcext:value-type="float">
            <text:p>19.1308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92941935484" calcext:value-type="float">
            <text:p>19.1792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91661935484" calcext:value-type="float">
            <text:p>19.67916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7944" calcext:value-type="float">
            <text:p>19.74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951725" calcext:value-type="float">
            <text:p>19.7595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21156129032" calcext:value-type="float">
            <text:p>19.85211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41744516129" calcext:value-type="float">
            <text:p>19.9541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8695" calcext:value-type="float">
            <text:p>20.038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6036129032" calcext:value-type="float">
            <text:p>19.9466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56900645161" calcext:value-type="float">
            <text:p>19.76569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2513548387" calcext:value-type="float">
            <text:p>19.5862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99011612903" calcext:value-type="float">
            <text:p>19.38990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80288" calcext:value-type="float">
            <text:p>19.12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91731612903" calcext:value-type="float">
            <text:p>18.89917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0049" calcext:value-type="float">
            <text:p>18.680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6312" calcext:value-type="float">
            <text:p>18.53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25169032258" calcext:value-type="float">
            <text:p>18.3925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6666666667" calcext:value-type="float">
            <text:p>18.2456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213350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864" meta:object-count="0"/>
    <meta:user-defined meta:name="AppVersion">3.0</meta:user-defined>
  </office:meta>
</office:document-meta>
</file>